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P9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fo:color="#303030" style:font-name="Arial1" fo:font-size="8.25pt" fo:font-weight="bold" style:font-size-asian="10pt" style:font-weight-asian="bold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Verdana1" fo:font-size="10pt" fo:font-weight="normal" style:font-size-asian="10pt" style:font-weight-asian="normal" style:font-name-complex="Arial"/>
    </style:style>
    <style:style style:name="P12" style:family="paragraph" style:parent-style-name="Standard">
      <style:paragraph-properties fo:text-align="justify" style:justify-single-word="false"/>
      <style:text-properties fo:font-size="10pt" style:font-size-asian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20" style:family="paragraph" style:parent-style-name="Heading_20_1">
      <style:paragraph-properties fo:text-align="justify" style:justify-single-word="false"/>
      <style:text-properties fo:color="#000000" style:font-name-complex="Arial" style:font-size-complex="12pt"/>
    </style:style>
    <style:style style:name="P21" style:family="paragraph" style:parent-style-name="Heading_20_4">
      <style:paragraph-properties fo:text-align="justify" style:justify-single-word="false"/>
      <style:text-properties fo:font-size="10pt" style:font-size-asian="10pt"/>
    </style:style>
    <style:style style:name="P22" style:family="paragraph" style:parent-style-name="Heading_20_4">
      <style:paragraph-properties fo:text-align="justify" style:justify-single-word="false"/>
      <style:text-properties style:font-name="Verdana" fo:font-size="10pt" style:font-size-asian="10pt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8pt" fo:font-weight="bold" style:font-size-asian="8pt" style:font-weight-asian="bold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Verdana1" fo:font-size="10pt" style:font-size-asian="10pt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10pt" style:font-size-asian="10pt"/>
    </style:style>
    <style:style style:name="P26" style:family="paragraph" style:parent-style-name="Standard">
      <style:paragraph-properties fo:text-align="justify" style:justify-single-word="false"/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s" fo:country="ES" style:font-name-complex="Courier New" style:font-size-complex="10pt"/>
    </style:style>
    <style:style style:name="T2" style:family="text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-start text:name="OLE_LINK7"/></text:p>
      <text:p text:style-name="P20">SERVEIS DE XARXA (LOE)</text:p>
      <text:p text:style-name="P17"/>
      <text:p text:style-name="P18">Objectius</text:p>
      <text:p text:style-name="P18"/>
      <text:p text:style-name="P14">Conèixer els conceptes principals dels serveis de xarxa bàsics.</text:p>
      <text:p text:style-name="P14">Aconseguir les habilitats necessàries per tal de configurar serveis de xarxa bàsics com servidors de DNS i DHCP, servidors web, proxy, servidors d'accés remot i servidors de correu.</text:p>
      <text:p text:style-name="P14">Saber planificar els serveis bàsics d'un xarxa tenint en compte els serveis que si volen prestar i els recursos dels que es disposa. </text:p>
      <text:p text:style-name="P14">Dissenyar, posar en marxa, configurar i administrar serveis de xarxa basats en programari lliure. </text:p>
      <text:p text:style-name="P19"/>
      <text:p text:style-name="P21">Continguts</text:p>
      <text:p text:style-name="P13"/>
      <text:list xml:id="list513140599" text:style-name="L1">
        <text:list-item>
          <text:p text:style-name="P24">Instal·lació de serveis de configuració dinàmica de sistemes. DHCP. Servidor DHCP del ISC.</text:p>
        </text:list-item>
        <text:list-item>
          <text:p text:style-name="P24">Instal·lació de serveis de resolució de noms. DNS. Servidor DNS del ISC (binb9).</text:p>
        </text:list-item>
        <text:list-item>
          <text:p text:style-name="P24">Instal·lació de serveis de transferència de fitxers. FTP i SFTP.</text:p>
        </text:list-item>
        <text:list-item>
          <text:p text:style-name="P24">Gestió de serveis de correu electrònic. Protocols IMAP, POP3 i SMTP. </text:p>
        </text:list-item>
        <text:list-item>
          <text:p text:style-name="P24">Gestió de servidors web. Apache</text:p>
        </text:list-item>
        <text:list-item>
          <text:p text:style-name="P24">Interconnexió de xarxes privades amb xarxes públiques. Servidor Proxy Squid</text:p>
        </text:list-item>
        <text:list-item>
          <text:p text:style-name="P24">Gestió d'accés remot. Terminals. Telnet, putty, SSH, accés a escriptoris remots (VNC, RDP, FreeNX, XDMCP...) i còpia remota de fitxers (scp, rsync...)</text:p>
          <text:p text:style-name="P24"/>
        </text:list-item>
      </text:list>
      <text:p text:style-name="P12"/>
      <text:p text:style-name="P22">Destinataris</text:p>
      <text:p text:style-name="P4"/>
      <text:p text:style-name="P4">Professorat de cicles formatius de la família d'informàtica que hagin d'impartir qualsevol dels mòduls/crèdits de serveis de xarxa o similars, preferentment el del nou cicle LOE de Sistemes Microinformàtics i Xarxes (SMX)</text:p>
      <text:p text:style-name="P15"/>
      <text:p text:style-name="P16">Documentació</text:p>
      <text:p text:style-name="P16"/>
      <text:p text:style-name="P15">Tota la documentació estarà disponible a la wiki del curs.</text:p>
      <text:p text:style-name="P2"/>
      <text:p text:style-name="P2"><text:bookmark-end text:name="OLE_LINK7"/>Dates i horari</text:p>
      <text:p text:style-name="P3"/>
      <text:p text:style-name="P3">Dilluns i dijous del 11 de gener al 11 de febrer de 2009 de 9h a 14h. </text:p>
      <text:p text:style-name="P3"/>
      <text:p text:style-name="P2">Metodologia </text:p>
      <text:p text:style-name="P10"/>
      <text:p text:style-name="P15">Metodologia activa-participativa i pràctica. El professorat que assisteixi al curs haurà de realitzar una sèrie de pràctiques relacionades amb la seguretat en xarxes informàtiques. Se seguiran els continguts proposats en el currículum vigent, centrant-se però ens els aspectes pràctics, proporcionant eines als professors per fer pràctiques de serveis de xarxa.</text:p>
      <text:p text:style-name="P15"/>
      <text:p text:style-name="P15">Tot el programari utilitzat en el curs serà programari lliure. En cap cas s'utilitzaran eines privatives.</text:p>
      <text:p text:style-name="P15"/>
      <text:p text:style-name="P16">Avaluació</text:p>
      <text:p text:style-name="P2"/>
      <text:p text:style-name="P15">L'avaluació dels assistents es farà en funció d'activitats presencials i de l'assistència al curs.</text:p>
      <text:p text:style-name="P15"/>
      <text:p text:style-name="P15"/>
      <text:p text:style-name="P16"><text:soft-page-break/>Coneixements previs </text:p>
      <text:p text:style-name="P16"/>
      <text:p text:style-name="P11">És imprescindible tenir uns coneixements previs bàsics sobre xarxes TCP/IP. <text:span text:style-name="T2">Tot i no ser completament imprescindible, també pot ser de molta ajuda tenir coneixements previs en sistemes operatius GNU/Linux.</text:span></text:p>
      <text:p text:style-name="P2"/>
      <text:p text:style-name="P4"><text:span text:style-name="T3">Lloc </text:span><text:span text:style-name="T1"><text:s/></text:span></text:p>
      <text:p text:style-name="P5"/>
      <text:p text:style-name="P6">Aula LINUX de <text:span text:style-name="T4">l'ETSEIB, planta 8, porta 27, a l'escola d'Enginyeria Industrial situada a l'Av. Diagonal, 647 del Campus Sud de la Universitat Politècnica de Catalunya. </text:span></text:p>
      <text:p text:style-name="P5"/>
      <text:p text:style-name="P2">Professors <text:s/></text:p>
      <text:p text:style-name="P2"/>
      <text:p text:style-name="P7">Sergi Tur Badenas, Lluís Pérez Vidal, Josep Vilaplana Pastó</text:p>
      <text:p text:style-name="P8"/>
      <text:p text:style-name="P2">Coordinador</text:p>
      <text:p text:style-name="P2"/>
      <text:p text:style-name="P7">Jordi Bofill Puig. Tel: 93 4015660. Correu electrònic: jordi.bofill­puig@upc.edu </text:p>
      <text:p text:style-name="P1"/>
      <text:p text:style-name="P9"/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Serveis de xarxa</dc:title>
    <meta:initial-creator>UPCnet</meta:initial-creator>
    <meta:creation-date>2005-10-05T14:52:00</meta:creation-date>
    <dc:date>2009-09-08T18:03:05</dc:date>
    <dc:language>ca-ES</dc:language>
    <meta:editing-cycles>47</meta:editing-cycles>
    <meta:editing-duration>PT05H00M29S</meta:editing-duration>
    <meta:document-statistic meta:table-count="0" meta:image-count="0" meta:object-count="0" meta:page-count="2" meta:paragraph-count="33" meta:word-count="395" meta:character-count="2623"/>
    <meta:user-defined meta:name="Info 1"/>
    <meta:user-defined meta:name="Info 2"/>
    <meta:user-defined meta:name="Info 3"/>
    <meta:user-defined meta:name="Info 4"/>
  </office:meta>
</office:document-meta>
</file>